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8.5cm" style:rel-column-width="32767*"/>
    </style:style>
    <style:style style:name="Tableau1.B" style:family="table-column">
      <style:table-column-properties style:column-width="8.5cm" style:rel-column-width="32768*"/>
    </style:style>
    <style:style style:name="Tableau1.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leau1.B1" style:family="table-cell">
      <style:table-cell-properties fo:background-color="#eeeeee" fo:padding="0.097cm" fo:border="0.05pt solid #000000">
        <style:background-image/>
      </style:table-cell-properties>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au1.A3" style:family="table-cell">
      <style:table-cell-properties fo:padding="0.097cm" fo:border-left="0.05pt solid #000000" fo:border-right="none" fo:border-top="none" fo:border-bottom="0.05pt solid #000000"/>
    </style:style>
    <style:style style:name="Tableau1.B3" style:family="table-cell">
      <style:table-cell-properties fo:padding="0.097cm" fo:border-left="0.05pt solid #000000" fo:border-right="0.05pt solid #000000" fo:border-top="none" fo:border-bottom="0.05pt solid #000000"/>
    </style:style>
    <style:style style:name="Tableau1.A4" style:family="table-cell">
      <style:table-cell-properties fo:padding="0.097cm" fo:border-left="0.05pt solid #000000" fo:border-right="none" fo:border-top="none" fo:border-bottom="0.05pt solid #000000"/>
    </style:style>
    <style:style style:name="Tableau1.B4" style:family="table-cell">
      <style:table-cell-properties fo:padding="0.097cm" fo:border-left="0.05pt solid #000000" fo:border-right="0.05pt solid #000000" fo:border-top="none" fo:border-bottom="0.05pt solid #000000"/>
    </style:style>
    <style:style style:name="Tableau1.A5" style:family="table-cell">
      <style:table-cell-properties fo:padding="0.097cm" fo:border-left="0.05pt solid #000000" fo:border-right="none" fo:border-top="none" fo:border-bottom="0.05pt solid #000000"/>
    </style:style>
    <style:style style:name="Tableau1.B5" style:family="table-cell">
      <style:table-cell-properties fo:padding="0.097cm" fo:border-left="0.05pt solid #000000" fo:border-right="0.05pt solid #000000" fo:border-top="none" fo:border-bottom="0.05pt solid #000000"/>
    </style:style>
    <style:style style:name="P1" style:family="paragraph" style:parent-style-name="Table_20_Contents">
      <style:text-properties officeooo:rsid="003d0634" officeooo:paragraph-rsid="003d0634"/>
    </style:style>
    <style:style style:name="P2" style:family="paragraph" style:parent-style-name="Table_20_Contents">
      <style:text-properties officeooo:rsid="003d0634" officeooo:paragraph-rsid="003d0634" fo:background-color="transparent"/>
    </style:style>
    <style:style style:name="P3" style:family="paragraph" style:parent-style-name="Standard">
      <style:paragraph-properties fo:text-align="justify" style:justify-single-word="false"/>
      <style:text-properties officeooo:rsid="002e7f85" officeooo:paragraph-rsid="002e7f85"/>
    </style:style>
    <style:style style:name="P4" style:family="paragraph" style:parent-style-name="Standard">
      <style:paragraph-properties fo:text-align="justify" style:justify-single-word="false"/>
      <style:text-properties officeooo:rsid="003564a7" officeooo:paragraph-rsid="003564a7"/>
    </style:style>
    <style:style style:name="P5" style:family="paragraph" style:parent-style-name="Standard">
      <style:text-properties officeooo:rsid="00376116" officeooo:paragraph-rsid="00376116"/>
    </style:style>
    <style:style style:name="P6" style:family="paragraph" style:parent-style-name="Standard">
      <style:paragraph-properties fo:text-align="justify" style:justify-single-word="false"/>
      <style:text-properties officeooo:rsid="00376116" officeooo:paragraph-rsid="00376116"/>
    </style:style>
    <style:style style:name="P7" style:family="paragraph" style:parent-style-name="Standard">
      <style:paragraph-properties fo:text-align="justify" style:justify-single-word="false"/>
      <style:text-properties officeooo:rsid="00426445" officeooo:paragraph-rsid="00426445"/>
    </style:style>
    <style:style style:name="P8" style:family="paragraph" style:parent-style-name="Standard">
      <style:paragraph-properties fo:text-align="justify" style:justify-single-word="false"/>
      <style:text-properties officeooo:rsid="00426445" officeooo:paragraph-rsid="0044228e"/>
    </style:style>
    <style:style style:name="P9" style:family="paragraph" style:parent-style-name="Standard">
      <style:paragraph-properties fo:text-align="justify" style:justify-single-word="false"/>
      <style:text-properties officeooo:rsid="000e24f5" officeooo:paragraph-rsid="000e24f5"/>
    </style:style>
    <style:style style:name="P10" style:family="paragraph" style:parent-style-name="Standard">
      <style:paragraph-properties fo:text-align="justify" style:justify-single-word="false"/>
      <style:text-properties officeooo:rsid="00128353" officeooo:paragraph-rsid="00128353"/>
    </style:style>
    <style:style style:name="P11" style:family="paragraph" style:parent-style-name="Standard">
      <style:paragraph-properties fo:text-align="justify" style:justify-single-word="false"/>
      <style:text-properties officeooo:rsid="0016333b" officeooo:paragraph-rsid="0016333b"/>
    </style:style>
    <style:style style:name="P12" style:family="paragraph" style:parent-style-name="Standard">
      <style:paragraph-properties fo:text-align="justify" style:justify-single-word="false"/>
      <style:text-properties officeooo:rsid="00193743" officeooo:paragraph-rsid="00193743"/>
    </style:style>
    <style:style style:name="P13" style:family="paragraph" style:parent-style-name="Standard">
      <style:paragraph-properties fo:text-align="justify" style:justify-single-word="false"/>
      <style:text-properties officeooo:rsid="001e98b2" officeooo:paragraph-rsid="001e98b2"/>
    </style:style>
    <style:style style:name="P14" style:family="paragraph" style:parent-style-name="Standard">
      <style:paragraph-properties fo:text-align="justify" style:justify-single-word="false"/>
      <style:text-properties officeooo:rsid="001eb153" officeooo:paragraph-rsid="001eb153"/>
    </style:style>
    <style:style style:name="P15" style:family="paragraph" style:parent-style-name="Standard">
      <style:paragraph-properties fo:text-align="justify" style:justify-single-word="false"/>
      <style:text-properties officeooo:rsid="0021cec1" officeooo:paragraph-rsid="0021cec1"/>
    </style:style>
    <style:style style:name="P16" style:family="paragraph" style:parent-style-name="Standard">
      <style:paragraph-properties fo:text-align="justify" style:justify-single-word="false"/>
      <style:text-properties officeooo:rsid="00238a15" officeooo:paragraph-rsid="00238a15"/>
    </style:style>
    <style:style style:name="P17" style:family="paragraph" style:parent-style-name="Standard">
      <style:paragraph-properties fo:text-align="justify" style:justify-single-word="false"/>
      <style:text-properties officeooo:rsid="0023b91e" officeooo:paragraph-rsid="0023b91e"/>
    </style:style>
    <style:style style:name="P18" style:family="paragraph" style:parent-style-name="Standard">
      <style:paragraph-properties fo:text-align="justify" style:justify-single-word="false"/>
      <style:text-properties officeooo:rsid="0028a3fa" officeooo:paragraph-rsid="002b8f6c"/>
    </style:style>
    <style:style style:name="P19" style:family="paragraph" style:parent-style-name="Standard">
      <style:paragraph-properties fo:text-align="justify" style:justify-single-word="false"/>
      <style:text-properties officeooo:rsid="0028a3fa" officeooo:paragraph-rsid="0028a3fa"/>
    </style:style>
    <style:style style:name="P20" style:family="paragraph" style:parent-style-name="Standard">
      <style:paragraph-properties fo:text-align="justify" style:justify-single-word="false"/>
      <style:text-properties fo:font-weight="bold" officeooo:rsid="0044228e" officeooo:paragraph-rsid="0044228e" style:font-weight-asian="bold" style:font-weight-complex="bold"/>
    </style:style>
    <style:style style:name="P21" style:family="paragraph" style:parent-style-name="Standard">
      <style:paragraph-properties fo:text-align="justify" style:justify-single-word="false"/>
      <style:text-properties officeooo:rsid="0047bf41" officeooo:paragraph-rsid="0047bf41"/>
    </style:style>
    <style:style style:name="P22" style:family="paragraph" style:parent-style-name="Standard">
      <style:paragraph-properties fo:text-align="justify" style:justify-single-word="false"/>
      <style:text-properties officeooo:rsid="004ccd4a" officeooo:paragraph-rsid="004ccd4a"/>
    </style:style>
    <style:style style:name="P23" style:family="paragraph" style:parent-style-name="Standard">
      <style:paragraph-properties fo:text-align="justify" style:justify-single-word="false"/>
      <style:text-properties officeooo:rsid="004da0ff" officeooo:paragraph-rsid="004da0ff"/>
    </style:style>
    <style:style style:name="P24" style:family="paragraph" style:parent-style-name="Standard">
      <style:paragraph-properties fo:text-align="justify" style:justify-single-word="false"/>
      <style:text-properties officeooo:rsid="0050873d" officeooo:paragraph-rsid="0050873d"/>
    </style:style>
    <style:style style:name="P25" style:family="paragraph" style:parent-style-name="Standard">
      <style:paragraph-properties fo:text-align="justify" style:justify-single-word="false"/>
      <style:text-properties officeooo:rsid="0051c424" officeooo:paragraph-rsid="0051c424"/>
    </style:style>
    <style:style style:name="P26" style:family="paragraph" style:parent-style-name="Standard">
      <style:paragraph-properties fo:text-align="justify" style:justify-single-word="false"/>
      <style:text-properties officeooo:rsid="00521fab" officeooo:paragraph-rsid="00521fab"/>
    </style:style>
    <style:style style:name="P27" style:family="paragraph" style:parent-style-name="Standard">
      <style:paragraph-properties fo:text-align="justify" style:justify-single-word="false"/>
      <style:text-properties officeooo:rsid="005379cd" officeooo:paragraph-rsid="005379cd"/>
    </style:style>
    <style:style style:name="P28" style:family="paragraph" style:parent-style-name="Standard">
      <style:paragraph-properties fo:text-align="justify" style:justify-single-word="false"/>
      <style:text-properties officeooo:rsid="00553751" officeooo:paragraph-rsid="00553751"/>
    </style:style>
    <style:style style:name="P29" style:family="paragraph" style:parent-style-name="Standard">
      <style:paragraph-properties fo:text-align="justify" style:justify-single-word="false"/>
      <style:text-properties officeooo:rsid="00559b65" officeooo:paragraph-rsid="00559b65"/>
    </style:style>
    <style:style style:name="P30" style:family="paragraph" style:parent-style-name="Standard">
      <style:paragraph-properties fo:text-align="justify" style:justify-single-word="false"/>
      <style:text-properties officeooo:rsid="0056dbfb" officeooo:paragraph-rsid="0056dbfb"/>
    </style:style>
    <style:style style:name="P31" style:family="paragraph" style:parent-style-name="Standard">
      <style:paragraph-properties fo:text-align="justify" style:justify-single-word="false"/>
      <style:text-properties officeooo:rsid="00576c99" officeooo:paragraph-rsid="00576c99"/>
    </style:style>
    <style:style style:name="P32" style:family="paragraph" style:parent-style-name="Standard">
      <style:paragraph-properties fo:text-align="justify" style:justify-single-word="false"/>
      <style:text-properties officeooo:rsid="00598e6a" officeooo:paragraph-rsid="00598e6a"/>
    </style:style>
    <style:style style:name="P33" style:family="paragraph" style:parent-style-name="Standard">
      <style:paragraph-properties fo:text-align="justify" style:justify-single-word="false"/>
      <style:text-properties officeooo:rsid="005ca2ef" officeooo:paragraph-rsid="005ca2ef"/>
    </style:style>
    <style:style style:name="P34" style:family="paragraph" style:parent-style-name="Standard">
      <style:paragraph-properties fo:text-align="justify" style:justify-single-word="false"/>
      <style:text-properties officeooo:rsid="005f375c" officeooo:paragraph-rsid="005f375c"/>
    </style:style>
    <style:style style:name="P35" style:family="paragraph" style:parent-style-name="Standard">
      <style:paragraph-properties fo:text-align="justify" style:justify-single-word="false"/>
      <style:text-properties officeooo:rsid="005fc2d5" officeooo:paragraph-rsid="006067f5"/>
    </style:style>
    <style:style style:name="P36" style:family="paragraph" style:parent-style-name="Standard">
      <style:paragraph-properties fo:text-align="justify" style:justify-single-word="false"/>
      <style:text-properties officeooo:rsid="0061a074" officeooo:paragraph-rsid="0061a074"/>
    </style:style>
    <style:style style:name="P37" style:family="paragraph" style:parent-style-name="Standard">
      <style:paragraph-properties fo:text-align="justify" style:justify-single-word="false"/>
      <style:text-properties officeooo:rsid="00623592" officeooo:paragraph-rsid="00623592"/>
    </style:style>
    <style:style style:name="P38" style:family="paragraph" style:parent-style-name="Standard">
      <style:paragraph-properties fo:text-align="justify" style:justify-single-word="false"/>
      <style:text-properties officeooo:rsid="00635f26" officeooo:paragraph-rsid="00635f26"/>
    </style:style>
    <style:style style:name="P39" style:family="paragraph" style:parent-style-name="Standard">
      <style:paragraph-properties fo:text-align="justify" style:justify-single-word="false"/>
      <style:text-properties officeooo:rsid="00660ab5" officeooo:paragraph-rsid="00660ab5"/>
    </style:style>
    <style:style style:name="P40" style:family="paragraph" style:parent-style-name="Standard">
      <style:paragraph-properties fo:text-align="justify" style:justify-single-word="false"/>
      <style:text-properties officeooo:rsid="006763bf" officeooo:paragraph-rsid="006763bf"/>
    </style:style>
    <style:style style:name="P41" style:family="paragraph" style:parent-style-name="Standard">
      <style:paragraph-properties fo:text-align="justify" style:justify-single-word="false"/>
      <style:text-properties officeooo:rsid="00692c3a" officeooo:paragraph-rsid="00692c3a"/>
    </style:style>
    <style:style style:name="P42" style:family="paragraph" style:parent-style-name="Standard">
      <style:paragraph-properties fo:text-align="justify" style:justify-single-word="false"/>
      <style:text-properties officeooo:rsid="006a98cb" officeooo:paragraph-rsid="006a98cb"/>
    </style:style>
    <style:style style:name="P43" style:family="paragraph" style:parent-style-name="Standard">
      <style:paragraph-properties fo:text-align="justify" style:justify-single-word="false"/>
      <style:text-properties officeooo:rsid="006c837c" officeooo:paragraph-rsid="006c837c"/>
    </style:style>
    <style:style style:name="P44" style:family="paragraph" style:parent-style-name="Standard">
      <style:paragraph-properties fo:text-align="justify" style:justify-single-word="false"/>
      <style:text-properties officeooo:rsid="006c837c" officeooo:paragraph-rsid="00715867"/>
    </style:style>
    <style:style style:name="P45" style:family="paragraph" style:parent-style-name="Standard">
      <style:paragraph-properties fo:text-align="justify" style:justify-single-word="false"/>
      <style:text-properties officeooo:rsid="00746a17" officeooo:paragraph-rsid="00746a17"/>
    </style:style>
    <style:style style:name="P46" style:family="paragraph" style:parent-style-name="Standard">
      <style:paragraph-properties fo:text-align="justify" style:justify-single-word="false"/>
      <style:text-properties officeooo:rsid="0076b6ba" officeooo:paragraph-rsid="0076b6ba"/>
    </style:style>
    <style:style style:name="P47" style:family="paragraph" style:parent-style-name="Standard">
      <style:paragraph-properties fo:text-align="justify" style:justify-single-word="false"/>
      <style:text-properties officeooo:rsid="00792a4f" officeooo:paragraph-rsid="00792a4f"/>
    </style:style>
    <style:style style:name="P48" style:family="paragraph" style:parent-style-name="Standard">
      <style:paragraph-properties fo:text-align="justify" style:justify-single-word="false"/>
      <style:text-properties officeooo:rsid="00795091" officeooo:paragraph-rsid="00795091"/>
    </style:style>
    <style:style style:name="P49" style:family="paragraph" style:parent-style-name="Standard">
      <style:paragraph-properties fo:text-align="justify" style:justify-single-word="false"/>
      <style:text-properties officeooo:rsid="007af8b6" officeooo:paragraph-rsid="007af8b6"/>
    </style:style>
    <style:style style:name="P50" style:family="paragraph" style:parent-style-name="Standard">
      <style:paragraph-properties fo:text-align="justify" style:justify-single-word="false"/>
      <style:text-properties officeooo:rsid="007df555" officeooo:paragraph-rsid="007df555"/>
    </style:style>
    <style:style style:name="P51" style:family="paragraph" style:parent-style-name="Standard">
      <style:paragraph-properties fo:text-align="justify" style:justify-single-word="false"/>
      <style:text-properties officeooo:rsid="007ee257" officeooo:paragraph-rsid="007ee257"/>
    </style:style>
    <style:style style:name="P52" style:family="paragraph" style:parent-style-name="Standard">
      <style:paragraph-properties fo:text-align="justify" style:justify-single-word="false"/>
      <style:text-properties officeooo:rsid="007faa82" officeooo:paragraph-rsid="007faa82"/>
    </style:style>
    <style:style style:name="P53" style:family="paragraph" style:parent-style-name="Standard">
      <style:paragraph-properties fo:text-align="justify" style:justify-single-word="false"/>
      <style:text-properties officeooo:rsid="007faa82" officeooo:paragraph-rsid="0080e643"/>
    </style:style>
    <style:style style:name="P54" style:family="paragraph" style:parent-style-name="Standard">
      <style:paragraph-properties fo:text-align="justify" style:justify-single-word="false"/>
      <style:text-properties officeooo:rsid="008518d3" officeooo:paragraph-rsid="008518d3"/>
    </style:style>
    <style:style style:name="P55" style:family="paragraph" style:parent-style-name="Standard">
      <style:paragraph-properties fo:text-align="justify" style:justify-single-word="false"/>
      <style:text-properties officeooo:rsid="0087c40f" officeooo:paragraph-rsid="0087c40f"/>
    </style:style>
    <style:style style:name="P56" style:family="paragraph" style:parent-style-name="Standard">
      <style:paragraph-properties fo:text-align="justify" style:justify-single-word="false"/>
      <style:text-properties officeooo:rsid="0089393a" officeooo:paragraph-rsid="0089393a"/>
    </style:style>
    <style:style style:name="P57" style:family="paragraph" style:parent-style-name="Standard">
      <style:paragraph-properties fo:text-align="justify" style:justify-single-word="false"/>
      <style:text-properties officeooo:rsid="008ce595" officeooo:paragraph-rsid="008ce595"/>
    </style:style>
    <style:style style:name="P58" style:family="paragraph" style:parent-style-name="Standard">
      <style:paragraph-properties fo:text-align="justify" style:justify-single-word="false"/>
      <style:text-properties officeooo:rsid="008ed413" officeooo:paragraph-rsid="008ed413"/>
    </style:style>
    <style:style style:name="P59" style:family="paragraph" style:parent-style-name="Standard">
      <style:paragraph-properties fo:text-align="justify" style:justify-single-word="false"/>
      <style:text-properties officeooo:rsid="0091000e" officeooo:paragraph-rsid="0091000e"/>
    </style:style>
    <style:style style:name="P60" style:family="paragraph" style:parent-style-name="Standard">
      <style:paragraph-properties fo:text-align="justify" style:justify-single-word="false"/>
      <style:text-properties officeooo:rsid="0092ef44" officeooo:paragraph-rsid="0092ef44"/>
    </style:style>
    <style:style style:name="P61" style:family="paragraph" style:parent-style-name="Standard">
      <style:paragraph-properties fo:text-align="justify" style:justify-single-word="false"/>
      <style:text-properties officeooo:rsid="00960a2f" officeooo:paragraph-rsid="00960a2f"/>
    </style:style>
    <style:style style:name="P62" style:family="paragraph" style:parent-style-name="Standard">
      <style:paragraph-properties fo:text-align="justify" style:justify-single-word="false"/>
      <style:text-properties officeooo:rsid="009713a6" officeooo:paragraph-rsid="009713a6"/>
    </style:style>
    <style:style style:name="P63" style:family="paragraph" style:parent-style-name="Standard">
      <style:paragraph-properties fo:text-align="justify" style:justify-single-word="false"/>
      <style:text-properties officeooo:rsid="009892b6" officeooo:paragraph-rsid="009892b6"/>
    </style:style>
    <style:style style:name="P64" style:family="paragraph" style:parent-style-name="Standard">
      <style:paragraph-properties fo:text-align="justify" style:justify-single-word="false"/>
      <style:text-properties officeooo:rsid="009a0b43" officeooo:paragraph-rsid="009a0b43"/>
    </style:style>
    <style:style style:name="P65" style:family="paragraph" style:parent-style-name="Standard">
      <style:paragraph-properties fo:text-align="justify" style:justify-single-word="false"/>
      <style:text-properties officeooo:rsid="009b7cb9" officeooo:paragraph-rsid="009b7cb9"/>
    </style:style>
    <style:style style:name="P66" style:family="paragraph" style:parent-style-name="Standard">
      <style:paragraph-properties fo:text-align="justify" style:justify-single-word="false"/>
      <style:text-properties officeooo:rsid="009d6bfd" officeooo:paragraph-rsid="009d6bfd"/>
    </style:style>
    <style:style style:name="P67" style:family="paragraph" style:parent-style-name="Standard">
      <style:paragraph-properties fo:text-align="justify" style:justify-single-word="false"/>
      <style:text-properties officeooo:rsid="00a06c84" officeooo:paragraph-rsid="00a06c84"/>
    </style:style>
    <style:style style:name="T1" style:family="text">
      <style:text-properties officeooo:rsid="001012a8"/>
    </style:style>
    <style:style style:name="T2" style:family="text">
      <style:text-properties officeooo:rsid="00146622"/>
    </style:style>
    <style:style style:name="T3" style:family="text">
      <style:text-properties officeooo:rsid="001694bb"/>
    </style:style>
    <style:style style:name="T4" style:family="text">
      <style:text-properties officeooo:rsid="00199317"/>
    </style:style>
    <style:style style:name="T5" style:family="text">
      <style:text-properties officeooo:rsid="001c995a"/>
    </style:style>
    <style:style style:name="T6" style:family="text">
      <style:text-properties officeooo:rsid="001f90a1"/>
    </style:style>
    <style:style style:name="T7" style:family="text">
      <style:text-properties officeooo:rsid="0021e0e2"/>
    </style:style>
    <style:style style:name="T8" style:family="text">
      <style:text-properties officeooo:rsid="00242673"/>
    </style:style>
    <style:style style:name="T9" style:family="text">
      <style:text-properties officeooo:rsid="0028bfd3"/>
    </style:style>
    <style:style style:name="T10" style:family="text">
      <style:text-properties officeooo:rsid="002ad1df"/>
    </style:style>
    <style:style style:name="T11" style:family="text">
      <style:text-properties officeooo:rsid="002b8f6c"/>
    </style:style>
    <style:style style:name="T12" style:family="text">
      <style:text-properties officeooo:rsid="002c2db2"/>
    </style:style>
    <style:style style:name="T13" style:family="text">
      <style:text-properties officeooo:rsid="002cfc31"/>
    </style:style>
    <style:style style:name="T14" style:family="text">
      <style:text-properties officeooo:rsid="00335556"/>
    </style:style>
    <style:style style:name="T15" style:family="text">
      <style:text-properties officeooo:rsid="00376116"/>
    </style:style>
    <style:style style:name="T16" style:family="text">
      <style:text-properties officeooo:rsid="00383b43"/>
    </style:style>
    <style:style style:name="T17" style:family="text">
      <style:text-properties officeooo:rsid="0044228e"/>
    </style:style>
    <style:style style:name="T18" style:family="text">
      <style:text-properties fo:font-weight="bold" style:font-weight-asian="bold" style:font-weight-complex="bold"/>
    </style:style>
    <style:style style:name="T19" style:family="text">
      <style:text-properties officeooo:rsid="004ed283"/>
    </style:style>
    <style:style style:name="T20" style:family="text">
      <style:text-properties officeooo:rsid="00518291"/>
    </style:style>
    <style:style style:name="T21" style:family="text">
      <style:text-properties officeooo:rsid="0056dbfb"/>
    </style:style>
    <style:style style:name="T22" style:family="text">
      <style:text-properties officeooo:rsid="0059fff8"/>
    </style:style>
    <style:style style:name="T23" style:family="text">
      <style:text-properties officeooo:rsid="006067f5"/>
    </style:style>
    <style:style style:name="T24" style:family="text">
      <style:text-properties officeooo:rsid="006e21de"/>
    </style:style>
    <style:style style:name="T25" style:family="text">
      <style:text-properties officeooo:rsid="00700149"/>
    </style:style>
    <style:style style:name="T26" style:family="text">
      <style:text-properties officeooo:rsid="0072fd37"/>
    </style:style>
    <style:style style:name="T27" style:family="text">
      <style:text-properties officeooo:rsid="00746a17"/>
    </style:style>
    <style:style style:name="T28" style:family="text">
      <style:text-properties officeooo:rsid="0076b6ba"/>
    </style:style>
    <style:style style:name="T29" style:family="text">
      <style:text-properties officeooo:rsid="00784e25"/>
    </style:style>
    <style:style style:name="T30" style:family="text">
      <style:text-properties officeooo:rsid="007b2be7"/>
    </style:style>
    <style:style style:name="T31" style:family="text">
      <style:text-properties officeooo:rsid="007e83b0"/>
    </style:style>
    <style:style style:name="T32" style:family="text">
      <style:text-properties officeooo:rsid="0080e643"/>
    </style:style>
    <style:style style:name="T33" style:family="text">
      <style:text-properties officeooo:rsid="00819f02"/>
    </style:style>
    <style:style style:name="T34" style:family="text">
      <style:text-properties officeooo:rsid="008c2290"/>
    </style:style>
    <style:style style:name="T35" style:family="text">
      <style:text-properties officeooo:rsid="008ed41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SQL<text:span text:style-name="T1">3 </text:span></text:p>
      <text:p text:style-name="P9"/>
      <text:p text:style-name="P10">On passe du modèle conceptuel de donnée au modèle relationnel de données <text:span text:style-name="T2">(MRD). </text:span></text:p>
      <text:p text:style-name="P11">MCD : entités, associations, clef primaire, clef secondaire, <text:span text:style-name="T3">cardinalité entre les entités. </text:span></text:p>
      <text:p text:style-name="P12"/>
      <text:p text:style-name="P12">JO – Athlètes – <text:span text:style-name="T4">Pays</text:span>. <text:span text:style-name="T5">Attendre d’avoir les slides…</text:span></text:p>
      <text:p text:style-name="P12"/>
      <text:p text:style-name="P13">Quand un attribut se répète lourdement, il faut peut-être créer une entité. </text:p>
      <text:p text:style-name="P13"/>
      <text:p text:style-name="P14">Immeuble, propriétaire, locataire, <text:span text:style-name="T6">appartement. </text:span></text:p>
      <text:p text:style-name="P14"/>
      <text:p text:style-name="P15">Règle de modélisation : avoir un regard critique sur les attributs qu’on pose, les factoriser quand ils apparaissent dans différentes entités. <text:span text:style-name="T7">Ne pas avoir d’attribut calculable à partir d’autres (ex : âge à remplacer par date de naissance). </text:span></text:p>
      <text:p text:style-name="P16">Identifiants : les clefs primaires, chaque entité en possède au moins une. </text:p>
      <text:p text:style-name="P16">Normalisation des attributs d’association. </text:p>
      <text:p text:style-name="P16"/>
      <text:p text:style-name="P17">Une forme normale <text:span text:style-name="T8">désigne un type de relation particulier entre les entités. La normalisation permet d’éviter les anomalies transactionnelles. Il faut être conforme à toutes les formes normales pour être validé. </text:span></text:p>
      <text:p text:style-name="P17"/>
      <text:p text:style-name="P18">1ere forme normale <text:span text:style-name="T11">(1FN)</text:span>. Tous les attributs ont une valeur atomique (pas de valeurs <text:s/><text:span text:style-name="T9">qui peut être sub-</text:span>divi<text:span text:style-name="T9">sées ex : nom = Vincent Jolivet =&gt; FAUX, il faut prénom = Vincent, nom = Jolivet</text:span>), valeur<text:span text:style-name="T10">s</text:span> non répétitive<text:span text:style-name="T10">s (un attribut à une valeur et pas une liste de valeur)</text:span> et con<text:span text:style-name="T14">s</text:span>tantes dans le temps <text:span text:style-name="T10">(la date de naissance et pas l’âge par exemple)</text:span>.</text:p>
      <text:p text:style-name="P18"><text:s/></text:p>
      <text:p text:style-name="P19">2eme forme normale <text:span text:style-name="T13">(2FN)</text:span>. <text:span text:style-name="T12">Elle respecte 1FN, tout attribut ne composant pas un identifiant dépend d’un identifiant entier et pas d’une de ses parties. </text:span></text:p>
      <text:p text:style-name="P19"/>
      <text:p text:style-name="P3">Télécharger mySQL workbench. </text:p>
      <text:p text:style-name="P3"/>
      <text:p text:style-name="P4">Comment exprimer notre MCD en MRD (modèle relationnel de données) <text:span text:style-name="T15">via workbench. </text:span></text:p>
      <text:p text:style-name="P6">Les entités deviennent des tables (tableaux). <text:span text:style-name="T16">Les attributs deviennent des attributs. Les identifiants deviennent des clefs primaires. Les associations et les cardinalité deviennent des tables étrangères <text:s/>(relation 1:n) et table (relation n:n). Pour déterminer cette représentation, on ne regarde que les cardinalités maximales.</text:span></text:p>
      <text:p text:style-name="P5"/>
      <table:table table:name="Tableau1" table:style-name="Tableau1">
        <table:table-column table:style-name="Tableau1.A"/>
        <table:table-column table:style-name="Tableau1.B"/>
        <table:table-row>
          <table:table-cell table:style-name="Tableau1.A1" office:value-type="string">
            <text:p text:style-name="P2">MCD</text:p>
          </table:table-cell>
          <table:table-cell table:style-name="Tableau1.B1" office:value-type="string">
            <text:p text:style-name="P2">MRD</text:p>
          </table:table-cell>
        </table:table-row>
        <table:table-row>
          <table:table-cell table:style-name="Tableau1.A5" office:value-type="string">
            <text:p text:style-name="P1">Entité</text:p>
          </table:table-cell>
          <table:table-cell table:style-name="Tableau1.B5" office:value-type="string">
            <text:p text:style-name="P1">Table ou tableau</text:p>
          </table:table-cell>
        </table:table-row>
        <table:table-row>
          <table:table-cell table:style-name="Tableau1.A5" office:value-type="string">
            <text:p text:style-name="P1">Attribut</text:p>
          </table:table-cell>
          <table:table-cell table:style-name="Tableau1.B5" office:value-type="string">
            <text:p text:style-name="P1">Attribut</text:p>
          </table:table-cell>
        </table:table-row>
        <table:table-row>
          <table:table-cell table:style-name="Tableau1.A5" office:value-type="string">
            <text:p text:style-name="P1">Identifiant</text:p>
          </table:table-cell>
          <table:table-cell table:style-name="Tableau1.B5" office:value-type="string">
            <text:p text:style-name="P1">Clé primaire</text:p>
          </table:table-cell>
        </table:table-row>
        <table:table-row>
          <table:table-cell table:style-name="Tableau1.A5" office:value-type="string">
            <text:p text:style-name="P1">Association ou la cardinalité</text:p>
          </table:table-cell>
          <table:table-cell table:style-name="Tableau1.B5" office:value-type="string">
            <text:p text:style-name="P1">Clé étrangère ou table. </text:p>
          </table:table-cell>
        </table:table-row>
      </table:table>
      <text:p text:style-name="P5"/>
      <text:p text:style-name="P7">Identifying relationship : lorsque l’identité/existence de l’entité enfant dépend uniquement de l’entité mère. Pas d’entité mère = pas d’entité enfant. </text:p>
      <text:p text:style-name="P8"><text:tab/><text:span text:style-name="T17">Ex :Si on supprime une commande, vous voulez probablement que toutes les factures relatives à la commande disparaissent également. L’identité d’une facture dépend uniquement de l’existence d’une commande correspondante. </text:span></text:p>
      <text:p text:style-name="P20"><text:soft-page-break/>→ On inscrit la clef primaire du parent dans la colonne clé primaire de l’enfant (avec les autres colonnes nécessaires pour garantir l’unicité). La clé étrangère est une partie de la clef primaire du parent. </text:p>
      <text:p text:style-name="P8"/>
      <text:p text:style-name="P7">Non-identifying relationship : l’entité enfant peut se suffire à elle-même sans entité mère. </text:p>
      <text:p text:style-name="P7"><text:tab/><text:span text:style-name="T17">Ex : les tables author et book. On peut stocker des données sur un livre sans savoir qui en est l’auteur. L’identité/existence du livre est indépendante de l’information de l’auteur. </text:span></text:p>
      <text:p text:style-name="P21"><text:span text:style-name="T18">→ On inscrit la colonne clé primaire du parent dans la table de l’enfant, mais dans la clef primaire.</text:span> </text:p>
      <text:p text:style-name="P21"/>
      <text:p text:style-name="P21"/>
      <text:p text:style-name="P21"/>
      <text:p text:style-name="P22">03/12/18.</text:p>
      <text:p text:style-name="P22"/>
      <text:p text:style-name="P23">Dans MySQL Workbench :</text:p>
      <text:p text:style-name="P23">file &gt; export &gt; forward engineer SQL create script. <text:span text:style-name="T19">Il est possible d’exporter les tables du MRD pour créer un script SQL de création de la base MySQL. </text:span></text:p>
      <text:p text:style-name="P24">Mais cela peut poser des problèmes avec les SGBDR, <text:span text:style-name="T20">par exemple l’interopérabilité sur SQLlight est impossible. </text:span></text:p>
      <text:p text:style-name="P24"/>
      <text:p text:style-name="P25">Sqlitebrowser. </text:p>
      <text:p text:style-name="P25"/>
      <text:p text:style-name="P25">Sqlite (simple fichier à utiliser en local) et MySQL (nécessite un server et des connexions au serveur). </text:p>
      <text:p text:style-name="P25"/>
      <text:p text:style-name="P26">Sqlitetutorial.net</text:p>
      <text:p text:style-name="P26"/>
      <text:p text:style-name="P27">11/12/18</text:p>
      <text:p text:style-name="P28">Il faut respecter les contraintes du schéma de base pour pouvoir avoir des données de qualité. </text:p>
      <text:p text:style-name="P28"/>
      <text:p text:style-name="P29">Insert into : <text:span text:style-name="T21">insert into nom_table( </text:span></text:p>
      <text:p text:style-name="P30">nom-colomne…)</text:p>
      <text:p text:style-name="P30">values(</text:p>
      <text:p text:style-name="P30">valeur 1, </text:p>
      <text:p text:style-name="P30">valeur 2, </text:p>
      <text:p text:style-name="P30">) ; </text:p>
      <text:p text:style-name="P30"/>
      <text:p text:style-name="P31">Penser au coup d’acquisition des données : rentrer 40 lignes ça prend du temps ! </text:p>
      <text:p text:style-name="P31"/>
      <text:p text:style-name="P32">Table d’autorité : table contenant elle-même des clefs é<text:span text:style-name="T22">trangères. </text:span></text:p>
      <text:p text:style-name="P33"/>
      <text:p text:style-name="P33"/>
      <text:p text:style-name="P33">select * from architect ; → permet de sélectionner tous les enregistrements d’une table. </text:p>
      <text:p text:style-name="P33">‘Il faut pédaler pour faire du ski.’</text:p>
      <text:p text:style-name="P33"/>
      <text:p text:style-name="P34">select name, firstname, birth from architect ; → pour sélectionner une partie des colonnes seulement. </text:p>
      <text:p text:style-name="P34"/>
      <text:p text:style-name="P35">Select name as nom, firstname as prenom from architect → permet d’afficher les résultats avec d’autres titres de catégorie/colonnes. </text:p>
      <text:p text:style-name="P35">Select name as nom, firstname as prenom, <text:span text:style-name="T23">birth as ‘date de naissance’</text:span> from architect. </text:p>
      <text:p text:style-name="P36">Where est une clause permettant de filtrer les résultats. </text:p>
      <text:p text:style-name="P37"><text:soft-page-break/>select * from architect where birthdpt='75' → sélectionne tous les architectes pour lesquels le département de naissance est 75. </text:p>
      <text:p text:style-name="P38">Opérateurs de comparaisons : &lt;, ≤, &gt;, ≥, == ,!= ou &lt;&gt; (n’est pas égale à). </text:p>
      <text:p text:style-name="P38"/>
      <text:p text:style-name="P39">Opérateur intégré : between, in, like, is, is not.</text:p>
      <text:p text:style-name="P39"/>
      <text:p text:style-name="P40">Opérateur logique : not, and, or. </text:p>
      <text:p text:style-name="P40"/>
      <text:p text:style-name="P41">Opérateur de concaténation : | | </text:p>
      <text:p text:style-name="P41"/>
      <text:p text:style-name="P42">Exercice :</text:p>
      <text:p text:style-name="P43"><text:span text:style-name="T24">Nés au XVIIIe : </text:span>select * from architect where birth&gt;1701 and birth&lt;1<text:span text:style-name="T26">800</text:span></text:p>
      <text:p text:style-name="P43"><text:span text:style-name="T24">Nés au XIXe : </text:span>select * from architect where birth&gt;1801 and birth&lt;1<text:span text:style-name="T26">900</text:span></text:p>
      <text:p text:style-name="P43"><text:span text:style-name="T25">Nés au XIXe et à Paris : </text:span>select * from architect where birth&gt;1801 and birth&lt;1<text:span text:style-name="T26">900 </text:span>and birthdpt='75'</text:p>
      <text:p text:style-name="P44"><text:span text:style-name="T25">Nés au XIXe et en province : </text:span>select * from architect where birth&gt;1801 is not birthdpt=’75’ <text:span text:style-name="T27">→ il fait apparaître les résultats null. </text:span></text:p>
      <text:p text:style-name="P45">select * from architect where birth&gt;1799 and birthdpt !='75'</text:p>
      <text:p text:style-name="P45"/>
      <text:p text:style-name="P43">select * from architect where birth&gt;1801 and birth&lt;1851 <text:span text:style-name="T28">and birthdpt!=’75’</text:span> </text:p>
      <text:p text:style-name="P43">select * from architect where birth between 1851 and 1853</text:p>
      <text:p text:style-name="P46">select name, firstname, birth, birthdpt from architect where birth like "1852%"</text:p>
      <text:p text:style-name="P43">select * from architect where birth <text:span text:style-name="T29">like ‘1846 %’ or birth like ‘1852 %’</text:span></text:p>
      <text:p text:style-name="P43"/>
      <text:p text:style-name="P47">Distinct : supprimer les doublons dans le résultat d’une requête. </text:p>
      <text:p text:style-name="P47">select distinct skill from hasSkills </text:p>
      <text:p text:style-name="P47"/>
      <text:p text:style-name="P48">Order by [asc ou desc] permet de trier les résultats d’une requête. </text:p>
      <text:p text:style-name="P49">select name, firstname from architect order by name <text:span text:style-name="T30">ASC (ascendant) ou DESC (descendant).</text:span></text:p>
      <text:p text:style-name="P49"/>
      <text:p text:style-name="P50">Limit permet de <text:s/><text:span text:style-name="T31">limiter le nombre de résultats retournés. </text:span></text:p>
      <text:p text:style-name="P51">Select name, firstname from architect limit 10. </text:p>
      <text:p text:style-name="P51"/>
      <text:p text:style-name="P52"><text:span text:style-name="T32">Noms architect par ordre alphabétique → </text:span>select name from architect order by name ASC/DESC</text:p>
      <text:p text:style-name="P53"><text:span text:style-name="T32">Noms et prénoms architect par ordre alphabétique →</text:span>select name, firstname from architect order by name, firstname ASC/ DESC</text:p>
      <text:p text:style-name="P52"/>
      <text:p text:style-name="P52"><text:span text:style-name="T33">Dédoublonner la liste des architectes → </text:span>select distinct name from architect</text:p>
      <text:p text:style-name="P54">select name, firstname, birth from architect where birth is not null order by birth limit 5</text:p>
      <text:p text:style-name="P54"/>
      <text:p text:style-name="P55">Les jointures. </text:p>
      <text:p text:style-name="P55">Opérateur de bases dès que l’on souhaite combiner des données <text:s/>réparties dans plusieurs tables. </text:p>
      <text:p text:style-name="P55"/>
      <text:p text:style-name="P56">Produit carthésien : il multiplie les enregistrements de la table A par les enregistrements de la table B. <text:span text:style-name="T34">Cela produit la combinatoire totale des enregistrements.</text:span></text:p>
      <text:p text:style-name="P56"/>
      <text:p text:style-name="P57">select name, firstname, skill from architect, hasSkills where <text:span text:style-name="T35">hasSkills.</text:span>archid = <text:span text:style-name="T35">architect.</text:span>id ; → exemple de jointure. </text:p>
      <text:p text:style-name="P59">Le where filtre le produit carthésien en indiant les tables dans lesquels on pioche les informations. </text:p>
      <text:p text:style-name="P57"/>
      <text:p text:style-name="P58">HasSkills.archid donne la table dans laquelle se trouve la clef ! Ne pas l’oublier si on a des tables avec le même noms d’id. </text:p>
      <text:p text:style-name="P58"/>
      <text:p text:style-name="P61"><text:soft-page-break/>select </text:p>
      <text:p text:style-name="P61">architect.name, architect.firstname, job.label, hasJobs.fromdate, hasJobs.todate</text:p>
      <text:p text:style-name="P61">from architect, hasJobs, job</text:p>
      <text:p text:style-name="P61">where architect.id = hasJobs.archid and hasJobs.jobid = job.id</text:p>
      <text:p text:style-name="P60"/>
      <text:p text:style-name="P60"/>
      <text:p text:style-name="P62">select </text:p>
      <text:p text:style-name="P62">architect.name, architect.firstname, job.label, hasJobs.fromdate, hasJobs.todate</text:p>
      <text:p text:style-name="P62">from architect, hasJobs, job</text:p>
      <text:p text:style-name="P62">where </text:p>
      <text:p text:style-name="P62">architect.id = hasJobs.archid </text:p>
      <text:p text:style-name="P62">and </text:p>
      <text:p text:style-name="P62">hasJobs.jobid = job.id</text:p>
      <text:p text:style-name="P62">and job.label='inspecteur'</text:p>
      <text:p text:style-name="P62"/>
      <text:p text:style-name="P63">select </text:p>
      <text:p text:style-name="P63">architect.name, architect.firstname, job.label, hasJobs.fromdate, hasJobs.todate</text:p>
      <text:p text:style-name="P63">from architect, hasJobs, job</text:p>
      <text:p text:style-name="P63">where </text:p>
      <text:p text:style-name="P63">architect.id = hasJobs.archid </text:p>
      <text:p text:style-name="P63">and </text:p>
      <text:p text:style-name="P63">hasJobs.jobid = job.id</text:p>
      <text:p text:style-name="P63">and job.label='inspecteur' </text:p>
      <text:p text:style-name="P63">and hasJobs.todate &lt; 1850</text:p>
      <text:p text:style-name="P63"/>
      <text:p text:style-name="P64">select </text:p>
      <text:p text:style-name="P64">architect.name, architect.firstname, job.label, hasJobs.fromdate, hasJobs.todate</text:p>
      <text:p text:style-name="P64">from architect, hasJobs, job</text:p>
      <text:p text:style-name="P64">where </text:p>
      <text:p text:style-name="P64">architect.id = hasJobs.archid </text:p>
      <text:p text:style-name="P64">and </text:p>
      <text:p text:style-name="P64">hasJobs.jobid = job.id</text:p>
      <text:p text:style-name="P64">and job.label='inspecteur' </text:p>
      <text:p text:style-name="P64">and hasJobs.todate &gt; 1850</text:p>
      <text:p text:style-name="P64">order by name, firstname asc</text:p>
      <text:p text:style-name="P64"/>
      <text:p text:style-name="P64">select </text:p>
      <text:p text:style-name="P64">architect.name, architect.firstname, job.label, hasJobs.fromdate, hasJobs.todate</text:p>
      <text:p text:style-name="P64">from architect, hasJobs, job</text:p>
      <text:p text:style-name="P64">where </text:p>
      <text:p text:style-name="P64">architect.id = hasJobs.archid </text:p>
      <text:p text:style-name="P64">and </text:p>
      <text:p text:style-name="P64">hasJobs.jobid = job.id</text:p>
      <text:p text:style-name="P64">and job.label='inspecteur' </text:p>
      <text:p text:style-name="P64">and hasJobs.todate &gt; 1850</text:p>
      <text:p text:style-name="P64">order by name, firstname asc</text:p>
      <text:p text:style-name="P64">limit 5</text:p>
      <text:p text:style-name="P64"/>
      <text:p text:style-name="P65">select </text:p>
      <text:p text:style-name="P65">architect.name, building.label, restore.buildingid</text:p>
      <text:p text:style-name="P65">from architect, restore, building</text:p>
      <text:p text:style-name="P65">where restore.archid = architect.id </text:p>
      <text:p text:style-name="P65"><text:soft-page-break/><text:tab/>and restore.buildingid = building.id</text:p>
      <text:p text:style-name="P65"><text:tab/>and architect.id = 19</text:p>
      <text:p text:style-name="P65">order by building.label asc </text:p>
      <text:p text:style-name="P65"/>
      <text:p text:style-name="P66">MCD + MRD et requête dans le contrôle. </text:p>
      <text:p text:style-name="P66"/>
      <text:p text:style-name="P66"/>
      <text:p text:style-name="P66"/>
      <text:p text:style-name="P67">18/12 </text:p>
      <text:p text:style-name="P6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3T13:56:49.919750480</meta:creation-date>
    <dc:date>2018-12-18T13:31:54.472859315</dc:date>
    <meta:editing-duration>PT10H57M18S</meta:editing-duration>
    <meta:editing-cycles>125</meta:editing-cycles>
    <meta:generator>LibreOffice/5.3.7.2$MacOSX_X86_64 LibreOffice_project/6b8ed514a9f8b44d37a1b96673cbbdd077e24059</meta:generator>
    <meta:document-statistic meta:table-count="1" meta:image-count="0" meta:object-count="0" meta:page-count="5" meta:paragraph-count="137" meta:word-count="1187" meta:character-count="8003" meta:non-whitespace-character-count="6865"/>
  </office:meta>
</office:document-meta>
</file>